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cademica Book Pro" svg:font-family="'Academica Book Pro', Times, Georgia, serif"/>
    <style:font-face style:name="Guardian Text Egyptian Web" svg:font-family="'Guardian Text Egyptian Web', Georgia, serif"/>
    <style:font-face style:name="Linux Libertine" svg:font-family="'Linux Libertine', Georgia, Times, serif"/>
    <style:font-face style:name="Lohit Devanagari1" svg:font-family="'Lohit Devanagari'"/>
    <style:font-face style:name="Nexus Sans" svg:font-family="'Nexus Sans',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000000" style:font-name="Liberation Serif" fo:font-size="12pt" fo:letter-spacing="normal" fo:font-style="normal" fo:font-weight="normal" officeooo:paragraph-rsid="001c1aa6" style:font-size-asian="12pt" style:font-size-complex="12pt"/>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paragraph-properties fo:text-align="center" style:justify-single-word="false"/>
      <style:text-properties style:font-name="Liberation Serif" fo:font-size="12pt" officeooo:rsid="00259cb8" officeooo:paragraph-rsid="00259cb8" style:font-size-asian="12pt" style:font-size-complex="12pt"/>
    </style:style>
    <style:style style:name="P4" style:family="paragraph" style:parent-style-name="Standard">
      <style:paragraph-properties fo:text-align="center" style:justify-single-word="false"/>
      <style:text-properties style:font-name="Liberation Serif" fo:font-size="12pt" officeooo:paragraph-rsid="002d935b"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2d935b" officeooo:paragraph-rsid="002d935b" style:font-size-asian="12pt" style:font-size-complex="12pt"/>
    </style:style>
    <style:style style:name="P6" style:family="paragraph" style:parent-style-name="Standard">
      <style:paragraph-properties fo:text-align="start" style:justify-single-word="false"/>
      <style:text-properties style:font-name="Liberation Serif" fo:font-size="7pt" officeooo:paragraph-rsid="0028e1d5" style:font-size-asian="7pt" style:font-size-complex="7pt"/>
    </style:style>
    <style:style style:name="P7" style:family="paragraph" style:parent-style-name="Standard">
      <style:paragraph-properties fo:text-align="start" style:justify-single-word="false"/>
      <style:text-properties style:text-position="0% 100%" style:font-name="Liberation Serif" fo:font-size="12pt" officeooo:rsid="0029d130" officeooo:paragraph-rsid="0029d130" style:font-size-asian="12pt" style:font-size-complex="12pt"/>
    </style:style>
    <style:style style:name="P8" style:family="paragraph" style:parent-style-name="Standard">
      <style:paragraph-properties fo:text-align="center" style:justify-single-word="false"/>
      <style:text-properties style:text-position="0% 100%" style:font-name="Liberation Serif" fo:font-size="15pt" style:text-underline-style="solid" style:text-underline-width="auto" style:text-underline-color="font-color" officeooo:rsid="002d935b" officeooo:paragraph-rsid="003ec73e" style:font-size-asian="15pt" style:font-size-complex="15pt"/>
    </style:style>
    <style:style style:name="P9" style:family="paragraph" style:parent-style-name="Standard">
      <style:paragraph-properties fo:text-align="start" style:justify-single-word="false"/>
      <style:text-properties officeooo:paragraph-rsid="002ea12b"/>
    </style:style>
    <style:style style:name="P10" style:family="paragraph" style:parent-style-name="Standard">
      <style:paragraph-properties fo:text-align="start" style:justify-single-word="false"/>
      <style:text-properties officeooo:paragraph-rsid="00375a56"/>
    </style:style>
    <style:style style:name="P11" style:family="paragraph" style:parent-style-name="Standard">
      <style:paragraph-properties fo:text-align="start" style:justify-single-word="false"/>
      <style:text-properties officeooo:paragraph-rsid="0039feef"/>
    </style:style>
    <style:style style:name="P12" style:family="paragraph" style:parent-style-name="Standard">
      <style:paragraph-properties fo:text-align="start" style:justify-single-word="false"/>
      <style:text-properties officeooo:paragraph-rsid="003b80d6"/>
    </style:style>
    <style:style style:name="P13" style:family="paragraph" style:parent-style-name="Text_20_body">
      <style:text-properties fo:font-variant="normal" fo:text-transform="none" fo:color="#000000" style:font-name="Liberation Serif" fo:font-size="12pt" fo:letter-spacing="normal" fo:font-style="normal" fo:font-weight="normal" officeooo:rsid="001dab26" officeooo:paragraph-rsid="001dab26" style:font-size-asian="12pt" style:font-weight-asian="normal" style:font-size-complex="12pt" style:font-weight-complex="normal"/>
    </style:style>
    <style:style style:name="P14" style:family="paragraph" style:parent-style-name="Text_20_body">
      <style:text-properties style:font-name="Liberation Serif" fo:font-size="12pt" style:font-size-asian="12pt" style:font-size-complex="12pt"/>
    </style:style>
    <style:style style:name="T1" style:family="text">
      <style:text-properties fo:font-variant="normal" fo:text-transform="none" fo:color="#121212" fo:letter-spacing="normal" fo:font-style="normal" fo:font-weight="normal"/>
    </style:style>
    <style:style style:name="T2" style:family="text">
      <style:text-properties fo:font-variant="normal" fo:text-transform="none" fo:color="#121212" fo:letter-spacing="normal" fo:font-style="normal" fo:font-weight="normal" officeooo:rsid="0028e1d5"/>
    </style:style>
    <style:style style:name="T3" style:family="text">
      <style:text-properties fo:font-variant="normal" fo:text-transform="none" fo:color="#121212" style:text-position="0% 100%" style:font-name="Liberation Serif" fo:font-size="7pt" fo:letter-spacing="normal" fo:font-style="normal" fo:font-weight="normal" officeooo:rsid="003a45cc" style:font-size-asian="7pt" style:font-size-complex="7pt"/>
    </style:style>
    <style:style style:name="T4" style:family="text">
      <style:text-properties fo:font-variant="normal" fo:text-transform="none" fo:color="#121212" style:text-position="0% 100%" style:font-name="Liberation Serif" fo:font-size="7pt" fo:letter-spacing="normal" fo:font-style="normal" fo:font-weight="normal" officeooo:rsid="003b80d6" style:font-size-asian="7pt" style:font-size-complex="7pt"/>
    </style:style>
    <style:style style:name="T5" style:family="text">
      <style:text-properties fo:font-variant="normal" fo:text-transform="none" fo:color="#121212" style:text-position="0% 100%" style:font-name="Liberation Serif" fo:font-size="7pt" fo:letter-spacing="normal" fo:language="fr" fo:country="FR" fo:font-style="normal" fo:font-weight="normal" officeooo:rsid="003b80d6" style:font-size-asian="7pt" style:font-size-complex="7pt"/>
    </style:style>
    <style:style style:name="T6" style:family="text">
      <style:text-properties fo:font-variant="normal" fo:text-transform="none" fo:color="#121212" style:text-position="0% 100%" style:font-name="Liberation Serif" fo:font-size="7pt" fo:letter-spacing="normal" fo:language="fr" fo:country="FR" fo:font-style="normal" fo:font-weight="normal" officeooo:rsid="003ec73e" style:font-size-asian="7pt" style:font-size-complex="7pt"/>
    </style:style>
    <style:style style:name="T7" style:family="text">
      <style:text-properties fo:font-variant="normal" fo:text-transform="none" fo:color="#121212" style:text-position="0% 100%" style:font-name="Liberation Serif" fo:font-size="7pt" fo:letter-spacing="normal" fo:language="fr" fo:country="FR" fo:font-style="normal" fo:font-weight="normal" officeooo:rsid="003b80d6" style:font-size-asian="7pt" style:font-style-asian="normal" style:font-size-complex="7pt" style:font-style-complex="normal"/>
    </style:style>
    <style:style style:name="T8" style:family="text">
      <style:text-properties fo:font-variant="normal" fo:text-transform="none" fo:color="#121212" style:text-position="0% 100%" style:font-name="Liberation Serif" fo:font-size="7pt" fo:letter-spacing="normal" fo:language="fr" fo:country="FR" fo:font-style="normal" fo:font-weight="normal" officeooo:rsid="003ec73e" style:font-size-asian="7pt" style:font-style-asian="normal" style:font-size-complex="7pt" style:font-style-complex="normal"/>
    </style:style>
    <style:style style:name="T9" style:family="text">
      <style:text-properties fo:font-variant="normal" fo:text-transform="none" fo:color="#121212" style:text-position="0% 100%" style:font-name="Liberation Serif" fo:font-size="7pt" fo:letter-spacing="normal" fo:language="fr" fo:country="FR" fo:font-style="normal" fo:font-weight="normal" officeooo:rsid="003ec73e" style:font-size-asian="7pt" style:font-style-asian="normal" style:font-weight-asian="normal" style:font-size-complex="7pt" style:font-style-complex="normal" style:font-weight-complex="normal"/>
    </style:style>
    <style:style style:name="T10" style:family="text">
      <style:text-properties fo:font-variant="normal" fo:text-transform="none" fo:color="#121212" style:text-position="0% 100%" style:font-name="Liberation Serif" fo:font-size="7pt" fo:letter-spacing="normal" fo:language="fr" fo:country="FR" fo:font-style="normal" fo:font-weight="bold" officeooo:rsid="003ec73e" style:font-size-asian="7pt" style:font-style-asian="normal" style:font-weight-asian="bold" style:font-size-complex="7pt" style:font-style-complex="normal" style:font-weight-complex="bold"/>
    </style:style>
    <style:style style:name="T11" style:family="text">
      <style:text-properties fo:font-variant="normal" fo:text-transform="none" fo:color="#121212" style:text-position="0% 100%" style:font-name="Liberation Serif" fo:font-size="7pt" fo:letter-spacing="normal" fo:language="fr" fo:country="FR" fo:font-style="italic" fo:font-weight="normal" officeooo:rsid="003b80d6" style:font-size-asian="7pt" style:font-style-asian="italic" style:font-size-complex="7pt" style:font-style-complex="italic"/>
    </style:style>
    <style:style style:name="T12" style:family="text">
      <style:text-properties fo:font-variant="normal" fo:text-transform="none" fo:color="#121212" style:text-position="0% 100%" style:font-name="Liberation Serif" fo:font-size="7pt" fo:letter-spacing="normal" fo:language="fr" fo:country="FR" fo:font-style="italic" fo:font-weight="normal" officeooo:rsid="003ec73e" style:font-size-asian="7pt" style:font-style-asian="italic" style:font-size-complex="7pt" style:font-style-complex="italic"/>
    </style:style>
    <style:style style:name="T13" style:family="text">
      <style:text-properties fo:font-variant="normal" fo:text-transform="none" fo:color="#121212" style:text-position="super 58%" style:font-name="Liberation Serif" fo:font-size="7pt" fo:letter-spacing="normal" fo:font-style="normal" fo:font-weight="normal" style:font-size-asian="7pt" style:font-size-complex="7pt"/>
    </style:style>
    <style:style style:name="T14" style:family="text">
      <style:text-properties fo:font-variant="normal" fo:text-transform="none" fo:color="#121212" style:text-position="super 58%" style:font-name="Liberation Serif" fo:font-size="7pt" fo:letter-spacing="normal" fo:font-style="normal" fo:font-weight="normal" officeooo:rsid="003b80d6" style:font-size-asian="7pt" style:font-size-complex="7pt"/>
    </style:style>
    <style:style style:name="T15" style:family="text">
      <style:text-properties officeooo:rsid="0027cced"/>
    </style:style>
    <style:style style:name="T16" style:family="text">
      <style:text-properties style:text-position="super 58%" officeooo:rsid="0027cced"/>
    </style:style>
    <style:style style:name="T17" style:family="text">
      <style:text-properties style:text-position="super 58%" officeooo:rsid="002c0275"/>
    </style:style>
    <style:style style:name="T18" style:family="text">
      <style:text-properties style:text-position="super 58%" style:font-name="Liberation Serif" fo:font-size="7pt" officeooo:rsid="002f7299" style:font-size-asian="7pt" style:font-size-complex="7pt"/>
    </style:style>
    <style:style style:name="T19" style:family="text">
      <style:text-properties style:text-position="super 58%" style:font-name="Liberation Serif" fo:font-size="7pt" officeooo:rsid="003101b4" style:font-size-asian="7pt" style:font-size-complex="7pt"/>
    </style:style>
    <style:style style:name="T20" style:family="text">
      <style:text-properties style:text-position="super 58%" style:font-name="Liberation Serif" fo:font-size="7pt" officeooo:rsid="0039feef" style:font-size-asian="7pt" style:font-size-complex="7pt"/>
    </style:style>
    <style:style style:name="T21" style:family="text">
      <style:text-properties style:text-position="super 58%" fo:font-size="7pt" officeooo:rsid="002f7299" style:font-size-asian="7pt" style:font-size-complex="7pt"/>
    </style:style>
    <style:style style:name="T22" style:family="text">
      <style:text-properties style:text-position="0% 100%"/>
    </style:style>
    <style:style style:name="T23" style:family="text">
      <style:text-properties style:text-position="0% 100%" officeooo:rsid="002a497c"/>
    </style:style>
    <style:style style:name="T24" style:family="text">
      <style:text-properties style:text-position="0% 100%" officeooo:rsid="002aa391"/>
    </style:style>
    <style:style style:name="T25" style:family="text">
      <style:text-properties style:text-position="0% 100%" officeooo:rsid="002c0275"/>
    </style:style>
    <style:style style:name="T26" style:family="text">
      <style:text-properties style:text-position="0% 100%" officeooo:rsid="002d935b"/>
    </style:style>
    <style:style style:name="T27" style:family="text">
      <style:text-properties style:text-position="0% 100%" officeooo:rsid="002ea12b"/>
    </style:style>
    <style:style style:name="T28" style:family="text">
      <style:text-properties style:text-position="0% 100%" style:font-name="Liberation Serif" fo:font-size="12pt" officeooo:rsid="00343b11" style:font-size-asian="12pt" style:font-size-complex="12pt"/>
    </style:style>
    <style:style style:name="T29" style:family="text">
      <style:text-properties style:text-position="0% 100%" style:font-name="Liberation Serif" fo:font-size="7pt" style:font-size-asian="7pt" style:font-size-complex="7pt"/>
    </style:style>
    <style:style style:name="T30" style:family="text">
      <style:text-properties style:text-position="0% 100%" style:font-name="Liberation Serif" fo:font-size="7pt" officeooo:rsid="002ea12b" style:font-size-asian="7pt" style:font-size-complex="7pt"/>
    </style:style>
    <style:style style:name="T31" style:family="text">
      <style:text-properties style:text-position="0% 100%" style:font-name="Liberation Serif" fo:font-size="7pt" officeooo:rsid="002f7299" style:font-size-asian="7pt" style:font-size-complex="7pt"/>
    </style:style>
    <style:style style:name="T32" style:family="text">
      <style:text-properties style:text-position="0% 100%" style:font-name="Liberation Serif" fo:font-size="7pt" officeooo:rsid="00317d53" style:font-size-asian="7pt" style:font-size-complex="7pt"/>
    </style:style>
    <style:style style:name="T33" style:family="text">
      <style:text-properties style:text-position="0% 100%" style:font-name="Liberation Serif" fo:font-size="7pt" officeooo:rsid="003101b4" style:font-size-asian="7pt" style:font-size-complex="7pt"/>
    </style:style>
    <style:style style:name="T34" style:family="text">
      <style:text-properties style:text-position="0% 100%" style:font-name="Liberation Serif" fo:font-size="7pt" officeooo:rsid="00334a85" style:font-size-asian="7pt" style:font-size-complex="7pt"/>
    </style:style>
    <style:style style:name="T35" style:family="text">
      <style:text-properties style:text-position="0% 100%" style:font-name="Liberation Serif" fo:font-size="7pt" officeooo:rsid="0037bb05" style:font-size-asian="7pt" style:font-size-complex="7pt"/>
    </style:style>
    <style:style style:name="T36" style:family="text">
      <style:text-properties style:text-position="0% 100%" style:font-name="Liberation Serif" fo:font-size="7pt" officeooo:rsid="00388fbb" style:font-size-asian="7pt" style:font-size-complex="7pt"/>
    </style:style>
    <style:style style:name="T37" style:family="text">
      <style:text-properties style:text-position="0% 100%" style:font-name="Liberation Serif" fo:font-size="7pt" officeooo:rsid="00395b4d" style:font-size-asian="7pt" style:font-size-complex="7pt"/>
    </style:style>
    <style:style style:name="T38" style:family="text">
      <style:text-properties style:text-position="0% 100%" style:font-name="Liberation Serif" fo:font-size="7pt" officeooo:rsid="0039feef" style:font-size-asian="7pt" style:font-size-complex="7pt"/>
    </style:style>
    <style:style style:name="T39" style:family="text">
      <style:text-properties style:text-position="0% 100%" style:font-name="Liberation Serif" fo:font-size="7pt" officeooo:rsid="003a45cc" style:font-size-asian="7pt" style:font-size-complex="7pt"/>
    </style:style>
    <style:style style:name="T40" style:family="text">
      <style:text-properties style:text-position="0% 100%" style:font-name="Liberation Serif" fo:font-size="7pt" officeooo:rsid="003d7e80" style:font-size-asian="7pt" style:font-size-complex="7pt"/>
    </style:style>
    <style:style style:name="T41" style:family="text">
      <style:text-properties style:text-position="0% 100%" style:font-name="Liberation Serif" fo:font-size="7pt" officeooo:rsid="003ec73e" style:font-size-asian="7pt" style:font-size-complex="7pt"/>
    </style:style>
    <style:style style:name="T42" style:family="text">
      <style:text-properties style:text-position="0% 100%" style:font-name="Liberation Serif" fo:font-size="15pt" style:text-underline-style="solid" style:text-underline-width="auto" style:text-underline-color="font-color" officeooo:rsid="00343b11" style:font-size-asian="15pt" style:font-size-complex="15pt"/>
    </style:style>
    <style:style style:name="T43" style:family="text">
      <style:text-properties fo:font-size="14pt" style:font-size-asian="14pt" style:font-size-complex="14pt"/>
    </style:style>
    <style:style style:name="T44" style:family="text">
      <style:text-properties officeooo:rsid="003ec73e"/>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3ec73e" style:font-style-asian="italic" style:font-weight-asian="bold" style:font-style-complex="italic" style:font-weight-complex="bold"/>
    </style:style>
    <style:style style:name="T47" style:family="text">
      <style:text-properties fo:font-style="normal"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ec73e"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3">Open Ascess or not : A fight for information</text:span> </text:p>
      <text:p text:style-name="P3"/>
      <text:p text:style-name="P6"><text:span text:style-name="T15">Academic publishing is the subset of the publishing industry which deals with distributing academic research. For a field as niche as this, readers might be surprised that the profit margins of these publishing houses rival that of tech giants. In </text:span><text:span text:style-name="T1">2010, Elsevier’s </text:span><text:span text:style-name="T2">(old academic publishing house)</text:span><text:span text:style-name="T1"> scientific publishing arm reported profits of £724m on just over £2bn in revenue. It was a 36% margin – higher than Apple, Google, or Amazon posted that year.</text:span><text:span text:style-name="T15"> </text:span><text:span text:style-name="T16">[1] </text:span><text:span text:style-name="T17"><text:s/></text:span><text:span text:style-name="T26">Despite all this, u</text:span><text:span text:style-name="T23">sually </text:span><text:span text:style-name="T26">a </text:span><text:span text:style-name="T23">sum total of $0 is given to the </text:span><text:span text:style-name="T24">author of the </text:span><text:span text:style-name="T25">rese</text:span><text:span text:style-name="T26">arch. This poses a very clear question, should all the publicly funded research be free? </text:span></text:p>
      <text:p text:style-name="P4"><text:span text:style-name="T26"/></text:p>
      <text:p text:style-name="P8">T<text:span text:style-name="T44">he dirty economics of Academic Publishing</text:span></text:p>
      <text:p text:style-name="P4"><text:span text:style-name="T27"/></text:p>
      <text:p text:style-name="P9"><text:span text:style-name="T35">To</text:span><text:span text:style-name="T30">day, </text:span><text:span text:style-name="T35">majority of academic research is funded with government grants to the researchers and institutions and if you want to read the research paper that you funded with your tax paying money, </text:span><text:span text:style-name="T30">you </text:span><text:span text:style-name="T35">still </text:span><text:span text:style-name="T30">need to shell out big bucks. </text:span><text:span text:style-name="T31">On Elsevier, a</text:span><text:span text:style-name="T30">scessing just the introduction of a book </text:span><text:span text:style-name="T31">or a single paper </text:span><text:span text:style-name="T30">for 24 hours costs $31.50, </text:span><text:span text:style-name="T31">purchasing one article from a maths journal from 1982 costs me $55.20 ,buying a subcribtion to a full journal in India can cost anywhere from $5000 to $10,000 </text:span><text:span text:style-name="T18">(</text:span><text:a xlink:type="simple" xlink:href="https://www.elsevier.com/books-and-journals/journal-pricing/print-price-list" text:style-name="Internet_20_link" text:visited-style-name="Visited_20_Internet_20_Link"><text:span text:style-name="T21">https://www.elsevier.com/books-and-journals/journal-pricing/print-price-list</text:span></text:a><text:span text:style-name="T18">) </text:span><text:span text:style-name="T31">and ascessing the whole Elsevier library can cost upto $11M per year. </text:span><text:span text:style-name="T32">The prices are pretty much same among the big players with pay per view costing around $37 on Taylor and Francis, ~$38.50 on Springer and $42 on Wiley-Blackwell. </text:span><text:span text:style-name="T31">Scholars, academics and institutions are forced to pay this staggering price if they want to keep up with a field of research. </text:span><text:span text:style-name="T33">In 2013, this made the academic publishing industry over $25Bn with most of the revenue coming from developed places like US (55%) and Europe (28%) while </text:span><text:span text:style-name="T32">Asia which has the mojority of student scholars only having 14% share in the revenue. </text:span><text:span text:style-name="T19">(</text:span><text:a xlink:type="simple" xlink:href="https://www.stm-assoc.org/2015_02_20_STM_Report_2015.pdf" text:style-name="Internet_20_link" text:visited-style-name="Visited_20_Internet_20_Link"><text:span text:style-name="T19">https://www.stm-assoc.org/2015_02_20_STM_Report_2015.pdf</text:span></text:a><text:span text:style-name="T19"> ,page 6) <text:s/></text:span><text:span text:style-name="T32">These </text:span><text:span text:style-name="T34">aforementioned</text:span><text:span text:style-name="T32"> publishing houses also </text:span><text:span text:style-name="T40">regularly</text:span><text:span text:style-name="T32"> profit margins of around 40% per year . </text:span><text:span text:style-name="T40">To put this in context, the net profit margin of Facebook is 28.57%, Google is 20.71%, Apple is 21.35%, Amazon is 3.56% and Pfizer (biggest pharma company) is 31.71%. (</text:span><text:a xlink:type="simple" xlink:href="https://www.macrotrends.net/stocks/charts/FB/facebook/profit-margins" text:style-name="Internet_20_link" text:visited-style-name="Visited_20_Internet_20_Link"><text:span text:style-name="T40">https://www.macrotrends.net/stocks/charts/FB/facebook/profit-margins</text:span></text:a><text:span text:style-name="T40">)</text:span></text:p>
      <text:p text:style-name="P9"><text:a xlink:type="simple" xlink:href="https://www.macrotrends.net/stocks/charts/AAPL/apple/profit-margins" text:style-name="Internet_20_link" text:visited-style-name="Visited_20_Internet_20_Link"><text:span text:style-name="T40">https://www.macrotrends.net/stocks/charts/AAPL/apple/profit-margins</text:span></text:a><text:span text:style-name="T40">) (</text:span><text:a xlink:type="simple" xlink:href="https://www.macrotrends.net/stocks/charts/GOOG/alphabet/profit-margins" text:style-name="Internet_20_link" text:visited-style-name="Visited_20_Internet_20_Link"><text:span text:style-name="T40">https://www.macrotrends.net/stocks/charts/GOOG/alphabet/profit-margins</text:span></text:a><text:span text:style-name="T41">) (</text:span><text:a xlink:type="simple" xlink:href="https://www.macrotrends.net/stocks/charts/AMZN/amazon/profit-margins" text:style-name="Internet_20_link" text:visited-style-name="Visited_20_Internet_20_Link"><text:span text:style-name="T41">https://www.macrotrends.net/stocks/charts/AMZN/amazon/profit-margins</text:span></text:a><text:span text:style-name="T41">) (</text:span><text:a xlink:type="simple" xlink:href="https://www.macrotrends.net/stocks/charts/PFE/pfizer/profit-margins" text:style-name="Internet_20_link" text:visited-style-name="Visited_20_Internet_20_Link"><text:span text:style-name="T41">https://www.macrotrends.net/stocks/charts/PFE/pfizer/profit-margins</text:span></text:a><text:span text:style-name="T41">) </text:span></text:p>
      <text:p text:style-name="P11"><text:span text:style-name="T35">If you take a look at the buisness models of most non-academic publishing companies, </text:span><text:span text:style-name="T36">let’s say the Penguin Random House,</text:span><text:span text:style-name="T35"> they first aquire content, pay the author </text:span><text:span text:style-name="T36">an advance</text:span><text:span text:style-name="T35"> for the content, then pay editors for proofreading/finalising the article and then pay platforms for distribution </text:span><text:span text:style-name="T36">and then pay the author royalties for every copy sold after a certain number of copies. </text:span><text:span text:style-name="T35">With this model, </text:span><text:span text:style-name="T36">Penguin Random House </text:span><text:span text:style-name="T37">or any typical publishing company</text:span><text:span text:style-name="T36"> ma</text:span><text:span text:style-name="T37">kes somewhere around 12-15% of profit. But in the case of Academic publishing, the publishing company is able to avoid </text:span><text:span text:style-name="T38">majority of</text:span><text:span text:style-name="T37"> these investments as </text:span><text:span text:style-name="T38">they don’t have to pay the author ever which means no royalities as they are already paid by the public grant </text:span><text:span text:style-name="T37">and the peer review process is done </text:span><text:span text:style-name="T38">by </text:span><text:span text:style-name="T37">scientists on voluntr</text:span><text:span text:style-name="T38">ar</text:span><text:span text:style-name="T37">y basis </text:span><text:span text:style-name="T38">and is also proven to be a scam many times with authors peer reviewing thier own papers or getting fake reviews from a circle of “friends” which make the paper look legitimate.</text:span><text:span text:style-name="T20">(</text:span><text:a xlink:type="simple" xlink:href="https://www.nature.com/news/publishing-the-peer-review-scam-1.16400" text:style-name="Internet_20_link" text:visited-style-name="Visited_20_Internet_20_Link"><text:span text:style-name="T20">https://www.nature.com/news/publishing-the-peer-review-scam-1.16400</text:span></text:a><text:span text:style-name="T20">) <text:s/>.</text:span><text:span text:style-name="T38">. </text:span></text:p>
      <text:p text:style-name="P11"><text:span text:style-name="T38">W</text:span><text:span text:style-name="T29">ith the paper printed journals back in the day, when you had to transport each print to the reader the</text:span><text:span text:style-name="T38">re were significant distribution </text:span><text:span text:style-name="T29">cos</text:span><text:span text:style-name="T38">ts</text:span><text:span text:style-name="T29">, but with the advent of the internet, </text:span><text:span text:style-name="T38">the companies can duc</text:span><text:span text:style-name="T39">k all distrbution costs as all they have to do is upload it onto the internet. </text:span><text:span text:style-name="T3">With no printing cost, and distribution infinitesimally cheap, one would think that the cost of these papers and journals would have dropped down after the internet </text:span><text:span text:style-name="T4">boom </text:span><text:span text:style-name="T3">but with a </text:span><text:span text:style-name="T4">effective monopoly over the market lobbying, they have managed to keep the prices up. </text:span></text:p>
      <text:p text:style-name="P12"><text:span text:style-name="T4">A 2015 study</text:span><text:span text:style-name="T14"> (</text:span><text:a xlink:type="simple" xlink:href="https://journals.plos.org/plosone/article?id=10.1371/journal.pone.0127502#sec004" text:style-name="Internet_20_link" text:visited-style-name="Visited_20_Internet_20_Link"><text:span text:style-name="T13">https://journals.plos.org/plosone/article?id=10.1371/journal.pone.0127502#sec004</text:span></text:a><text:span text:style-name="T14">) </text:span><text:span text:style-name="T4">by </text:span><text:bookmark text:name="firstHeading"/><text:span text:style-name="T5">School of Library and Information Sciences of University of Montreal, showed that </text:span><text:span text:style-name="T6">in 2013, the top 5 </text:span><text:span text:style-name="T5">academic publishers, </text:span><text:span text:style-name="T6">publish more than 50 % papers in every subject with </text:span><text:span text:style-name="T5">Elsevier, Springer, Wiley-Blackwell </text:span><text:span text:style-name="T6">and </text:span><text:span text:style-name="T11">Taylor and Francis</text:span> <text:s/>making frequent appearances on the list </text:p>
      <text:p text:style-name="P10"><text:span text:style-name="T28"/></text:p>
      <text:p text:style-name="P10"><text:span text:style-name="T28"><text:tab/><text:tab/><text:tab/><text:tab/><text:tab/></text:span><text:span text:style-name="T42">Open ascess has a wider appeal</text:span><text:span text:style-name="T28"> </text:span></text:p>
      <text:p text:style-name="P5"><text:span text:style-name="T22"/></text:p>
      <text:p text:style-name="P7"/>
      <text:p text:style-name="P2"/>
      <text:p text:style-name="P2"/>
      <text:p text:style-name="P2"/>
      <text:p text:style-name="P2"/>
      <text:p text:style-name="P2"/>
      <text:p text:style-name="P2"/>
      <text:h text:style-name="P1" text:outline-level="3"/>
      <text:p text:style-name="P13"/>
      <text:p text:style-name="P13"/>
      <text:p text:style-name="P14"><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cademica Book Pro" svg:font-family="'Academica Book Pro', Times, Georgia, serif"/>
    <style:font-face style:name="Guardian Text Egyptian Web" svg:font-family="'Guardian Text Egyptian Web', Georgia, serif"/>
    <style:font-face style:name="Linux Libertine" svg:font-family="'Linux Libertine', Georgia, Times, serif"/>
    <style:font-face style:name="Lohit Devanagari1" svg:font-family="'Lohit Devanagari'"/>
    <style:font-face style:name="Nexus Sans" svg:font-family="'Nexus Sans',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7T23:39:01.115953002</meta:creation-date>
    <meta:editing-duration>PT3H30S</meta:editing-duration>
    <meta:editing-cycles>5</meta:editing-cycles>
    <meta:generator>LibreOffice/6.3.5.2$Linux_X86_64 LibreOffice_project/30$Build-2</meta:generator>
    <dc:date>2020-05-31T05:47:37.253034782</dc:date>
    <meta:document-statistic meta:table-count="0" meta:image-count="0" meta:object-count="0" meta:page-count="1" meta:paragraph-count="10" meta:word-count="671" meta:character-count="4555" meta:non-whitespace-character-count="3875"/>
  </office:meta>
</office:document-meta>
</file>